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8c10e" officeooo:paragraph-rsid="0018c10e"/>
    </style:style>
    <style:style style:name="P2" style:family="paragraph" style:parent-style-name="Standard">
      <style:paragraph-properties fo:text-align="center" style:justify-single-word="false"/>
      <style:text-properties officeooo:rsid="0018c10e" officeooo:paragraph-rsid="0018c10e"/>
    </style:style>
    <style:style style:name="P3" style:family="paragraph" style:parent-style-name="Standard">
      <style:text-properties officeooo:rsid="001c1dcd" officeooo:paragraph-rsid="00200920"/>
    </style:style>
    <style:style style:name="P4" style:family="paragraph" style:parent-style-name="Standard">
      <style:text-properties officeooo:rsid="001efc28" officeooo:paragraph-rsid="001efc28"/>
    </style:style>
    <style:style style:name="P5" style:family="paragraph" style:parent-style-name="Standard">
      <style:text-properties officeooo:rsid="001febb7" officeooo:paragraph-rsid="001febb7"/>
    </style:style>
    <style:style style:name="P6" style:family="paragraph" style:parent-style-name="Standard">
      <style:text-properties officeooo:rsid="00200920" officeooo:paragraph-rsid="00200920"/>
    </style:style>
    <style:style style:name="P7" style:family="paragraph" style:parent-style-name="Standard">
      <style:text-properties officeooo:rsid="00208353" officeooo:paragraph-rsid="00208353"/>
    </style:style>
    <style:style style:name="T1" style:family="text">
      <style:text-properties officeooo:rsid="001febb7"/>
    </style:style>
    <style:style style:name="T2" style:family="text">
      <style:text-properties officeooo:rsid="00200920"/>
    </style:style>
    <style:style style:name="T3" style:family="text">
      <style:text-properties officeooo:rsid="0020835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ranch Permutation Grammar</text:p>
      <text:p text:style-name="P2">by Sven Nilsen, 2018</text:p>
      <text:p text:style-name="P1"/>
      <text:p text:style-name="P4">Assume that you have two permutations:</text:p>
      <text:p text:style-name="P4"/>
      <text:p text:style-name="P4"><text:tab/>abcd + cbad</text:p>
      <text:p text:style-name="P4"/>
      <text:p text:style-name="P4">Since `d` is in the same position, it can be factored out:</text:p>
      <text:p text:style-name="P4"/>
      <text:p text:style-name="P4"><text:tab/><text:span text:style-name="T2">{</text:span>abc + cba<text:span text:style-name="T2">}</text:span>d</text:p>
      <text:p text:style-name="P1"/>
      <text:p text:style-name="P4">Here `abc` and `cba` are called “branches”, because <text:span text:style-name="T1">they</text:span> branch out into multiple choices.</text:p>
      <text:p text:style-name="P4"/>
      <text:p text:style-name="P4">Since `b` is located in the same spot in both branches, it can be shared using `/`:</text:p>
      <text:p text:style-name="P4"/>
      <text:p text:style-name="P4"><text:tab/><text:span text:style-name="T2">{</text:span>a/bc + ca<text:span text:style-name="T2">}</text:span>d</text:p>
      <text:p text:style-name="P4"/>
      <text:p text:style-name="P4">A shared element is removed from the following branches. <text:span text:style-name="T1">For any branch, the shared element can be restored by counting up the index of the shared element and inserting it.</text:span></text:p>
      <text:p text:style-name="P4"/>
      <text:p text:style-name="P5">When multiple elements are shared among branches, one can use <text:span text:style-name="T2">curly braces `{}`</text:span>:</text:p>
      <text:p text:style-name="P4"/>
      <text:p text:style-name="P4"><text:tab/><text:span text:style-name="T1">cabde + dabce</text:span></text:p>
      <text:p text:style-name="P4"><text:tab/><text:span text:style-name="T2">{c/{ab}d + dc}e</text:span></text:p>
      <text:p text:style-name="P1"/>
      <text:p text:style-name="P5">This notation follows the similar rule for division with numbers:</text:p>
      <text:p text:style-name="P5"/>
      <text:p text:style-name="P5"><text:tab/>a / b / c = a / (b · c)<text:tab/><text:tab/><text:span text:style-name="T2">Division with numbers</text:span></text:p>
      <text:p text:style-name="P5"><text:tab/><text:span text:style-name="T2">a/b/c = a/{bc}<text:tab/><text:tab/><text:tab/>Shared elements among branches of permutations</text:span></text:p>
      <text:p text:style-name="P5"/>
      <text:p text:style-name="P6">The reason `()` is not used, is because in generalized swap grammar, one already uses `(abc)`:</text:p>
      <text:p text:style-name="P6"/>
      <text:p text:style-name="P6"><text:tab/>(abc) = abc + cba<text:tab/><text:tab/><text:span text:style-name="T3">`()` means forward or backward</text:span></text:p>
      <text:p text:style-name="P6"/>
      <text:p text:style-name="P6"><text:tab/>{abc <text:span text:style-name="T3">+ cba</text:span>} = abc <text:span text:style-name="T3">+ cba<text:tab/>`{}` means a sub-expression, often with branches</text:span></text:p>
      <text:p text:style-name="P3"><text:tab/><text:span text:style-name="T3">{abc} = abc</text:span></text:p>
      <text:p text:style-name="P3"/>
      <text:p text:style-name="P7">If one wants to share `()`, one can just write like this:</text:p>
      <text:p text:style-name="P7"/>
      <text:p text:style-name="P7"><text:tab/>a/(bcd)e + ea = abcde + adcbe + ebcda + edcba</text:p>
      <text:p text:style-name="P3"/>
      <text:p text:style-name="P7">For example, if one wants to share a sub-permutation, one can skip the curly braces:</text:p>
      <text:p text:style-name="P7"/>
      <text:p text:style-name="P7"><text:tab/>a/{(bcd)!}e + ea = <text:s/>a/(bcd)!e + ea =</text:p>
      <text:p text:style-name="P7"><text:tab/><text:tab/>abcde + abdce + acbde + acdbe + adbce + adcbe +</text:p>
      <text:p text:style-name="P7"><text:tab/><text:tab/>ebcda + ebdca + ecbda + ecdba + edbca + edcb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4:48:03.498249000</meta:creation-date>
    <dc:date>2018-11-14T18:48:42.602969000</dc:date>
    <meta:editing-duration>PT46S</meta:editing-duration>
    <meta:editing-cycles>1</meta:editing-cycles>
    <meta:document-statistic meta:table-count="0" meta:image-count="0" meta:object-count="0" meta:page-count="1" meta:paragraph-count="26" meta:word-count="259" meta:character-count="1360" meta:non-whitespace-character-count="1106"/>
    <meta:generator>LibreOffice/5.1.2.2$MacOSX_X86_64 LibreOffice_project/d3bf12ecb743fc0d20e0be0c58ca359301eb705f</meta:generator>
  </office:meta>
</office:document-meta>
</file>